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549in" fo:margin-left="0in" fo:margin-top="0in" fo:margin-bottom="0in" fo:break-before="auto" fo:break-after="auto" table:align="left"/>
    </style:style>
    <style:style style:name="Table1.A" style:family="table-column">
      <style:table-column-properties style:column-width="1.6632in"/>
    </style:style>
    <style:style style:name="Table1.B" style:family="table-column">
      <style:table-column-properties style:column-width="1.6639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563in" fo:margin-left="0in" fo:margin-top="0in" fo:margin-bottom="0in" table:align="left" style:writing-mode="lr-tb"/>
    </style:style>
    <style:style style:name="Table2.A" style:family="table-column">
      <style:table-column-properties style:column-width="2.0625in"/>
    </style:style>
    <style:style style:name="Table2.B" style:family="table-column">
      <style:table-column-properties style:column-width="4.5931in"/>
    </style:style>
    <style:style style:name="Table2.1" style:family="table-row">
      <style:table-row-properties fo:keep-together="auto"/>
    </style:style>
    <style:style style:name="Table2.A1" style:family="table-cell">
      <style:table-cell-properties fo:padding-left="0.0764in" fo:padding-right="0.075in" fo:padding-top="0in" fo:padding-bottom="0in" fo:border="0.5pt solid #000000"/>
    </style:style>
    <style:style style:name="Table2.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2.B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2.3" style:family="table-row">
      <style:table-row-properties style:min-row-height="0.3111in" fo:keep-together="auto"/>
    </style:style>
    <style:style style:name="Table2.4" style:family="table-row">
      <style:table-row-properties style:min-row-height="0.375in" fo:keep-together="auto"/>
    </style:style>
    <style:style style:name="Table2.8" style:family="table-row">
      <style:table-row-properties style:min-row-height="0.1875in" fo:keep-together="auto"/>
    </style:style>
    <style:style style:name="Table3" style:family="table">
      <style:table-properties style:width="6.6563in" fo:margin-left="0in" fo:margin-top="0in" fo:margin-bottom="0in" fo:break-before="auto" fo:break-after="auto" table:align="left"/>
    </style:style>
    <style:style style:name="Table3.A" style:family="table-column">
      <style:table-column-properties style:column-width="1.1243in"/>
    </style:style>
    <style:style style:name="Table3.B" style:family="table-column">
      <style:table-column-properties style:column-width="2.0007in"/>
    </style:style>
    <style:style style:name="Table3.C" style:family="table-column">
      <style:table-column-properties style:column-width="3.5313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4"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0" style:family="paragraph" style:parent-style-name="Standard">
      <style:paragraph-properties fo:margin-left="0.5236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 style:family="paragraph" style:parent-style-name="Standard" style:list-style-name="WWNum8">
      <style:paragraph-properties fo:margin-left="1.4846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2">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3">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5">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1">
      <style:paragraph-properties fo:margin-left="0.7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6">
      <style:paragraph-properties fo:margin-left="0.7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4">
      <style:paragraph-properties fo:margin-left="0.992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Heading_20_1" style:list-style-name="WWNum7">
      <style:paragraph-properties fo:margin-left="0in" fo:margin-right="0in" fo:text-indent="0in" style:auto-text-indent="false"/>
    </style:style>
    <style:style style:name="P21" style:family="paragraph" style:parent-style-name="Heading_20_1" style:list-style-name="WWNum7">
      <style:paragraph-properties fo:margin-left="0in" fo:margin-right="0in" fo:text-align="start" style:justify-single-word="false" fo:text-indent="0in" style:auto-text-indent="false"/>
    </style:style>
    <style:style style:name="P22" style:family="paragraph" style:parent-style-name="Heading_20_1" style:list-style-name="WWNum7">
      <style:paragraph-properties fo:margin-left="0in" fo:margin-right="0in" fo:text-indent="0in" style:auto-text-indent="false" fo:break-before="page"/>
    </style:style>
    <style:style style:name="P23" style:family="paragraph" style:parent-style-name="Heading_20_3" style:list-style-name="WWNum7">
      <style:paragraph-properties fo:margin-left="0in" fo:margin-right="0in" fo:margin-top="0.0972in" fo:margin-bottom="0.0835in" loext:contextual-spacing="false" fo:line-height="100%" fo:text-indent="0in" style:auto-text-indent="false"/>
    </style:style>
    <style:style style:name="P24" style:family="paragraph" style:parent-style-name="Heading_20_3" style:list-style-name="WWNum7">
      <style:paragraph-properties fo:margin-left="0in" fo:margin-right="0in" fo:text-indent="0in" style:auto-text-indent="false"/>
    </style:style>
    <style:style style:name="P25" style:family="paragraph" style:parent-style-name="Heading_20_4" style:list-style-name="WWNum7">
      <style:paragraph-properties fo:margin-left="0in" fo:margin-right="0in" fo:text-indent="0in" style:auto-text-indent="false"/>
    </style:style>
    <style:style style:name="P26" style:family="paragraph" style:parent-style-name="Heading_20_2" style:list-style-name="WWNum7">
      <style:paragraph-properties fo:margin-left="0in" fo:margin-right="0in" fo:text-indent="0in" style:auto-text-indent="false"/>
    </style:style>
    <style:style style:name="P27" style:family="paragraph" style:parent-style-name="Title" style:master-page-name="Standard">
      <style:paragraph-properties fo:margin-top="0.1665in" fo:margin-bottom="0.0835in" loext:contextual-spacing="false" fo:line-height="100%"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ДИЗАЙН-ПРОЕКТ</text:p>
      <text:p text:style-name="P1"/>
      <text:p text:style-name="P4"><text:span text:style-name="T1">Система управления Домом (HMS)</text:span></text:p>
      <text:p text:style-name="P2"/>
      <text:list xml:id="list302785287" text:style-name="WWNum7">
        <text:list-item>
          <text:p text:style-name="P20">Контроль документа</text:p>
          <text:list>
            <text:list-item>
              <text:p text:style-name="P26">Запись изменений</text:p>
            </text:list-item>
          </text:list>
        </text:list-item>
      </text:list>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8"><text:span text:style-name="T1">Дата</text:span></text:p>
          </table:table-cell>
          <table:table-cell table:style-name="Table1.A1" office:value-type="string">
            <text:p text:style-name="P8"><text:span text:style-name="T1">Автор</text:span></text:p>
          </table:table-cell>
          <table:table-cell table:style-name="Table1.A1" office:value-type="string">
            <text:p text:style-name="P8"><text:span text:style-name="T1">Версия</text:span></text:p>
          </table:table-cell>
          <table:table-cell table:style-name="Table1.D1" office:value-type="string">
            <text:p text:style-name="P8"><text:span text:style-name="T1">Изменения</text:span></text:p>
          </table:table-cell>
        </table:table-row>
        <table:table-row table:style-name="Table1.1">
          <table:table-cell table:style-name="Table1.A1" office:value-type="string">
            <text:p text:style-name="P8"><text:span text:style-name="T1">08.07.2022</text:span></text:p>
          </table:table-cell>
          <table:table-cell table:style-name="Table1.A1" office:value-type="string">
            <text:p text:style-name="P9"/>
          </table:table-cell>
          <table:table-cell table:style-name="Table1.A1" office:value-type="string">
            <text:p text:style-name="P8"><text:span text:style-name="T1">0.1</text:span></text:p>
          </table:table-cell>
          <table:table-cell table:style-name="Table1.D1" office:value-type="string">
            <text:p text:style-name="P8"><text:span text:style-name="T1">Начальная версия</text:span></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D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D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D1" office:value-type="string">
            <text:p text:style-name="P9"/>
          </table:table-cell>
        </table:table-row>
      </table:table>
      <text:p text:style-name="P10"/>
      <text:list xml:id="list80829670927295" text:continue-numbering="true" text:style-name="WWNum7">
        <text:list-item>
          <text:p text:style-name="P22">Оглавление</text:p>
        </text:list-item>
      </text:list>
      <text:p text:style-name="P1"/>
      <text:list xml:id="list80829238375843" text:continue-numbering="true" text:style-name="WWNum7">
        <text:list-item>
          <text:p text:style-name="P22">1. Общие сведения</text:p>
          <text:list>
            <text:list-item>
              <text:p text:style-name="P26">1.1. Полное наименование системы и её условное обозначение</text:p>
            </text:list-item>
          </text:list>
        </text:list-item>
      </text:list>
      <text:p text:style-name="P5"><text:span text:style-name="T1"><text:tab/>Полное наименование Системы управления:</text:span></text:p>
      <text:p text:style-name="P5"><text:span text:style-name="T1"><text:tab/></text:span><text:span text:style-name="T2">Автоматизированная Система Управления Домом Precise-HMS</text:span></text:p>
      <text:p text:style-name="P3"/>
      <text:list xml:id="list80831086598750" text:continue-numbering="true" text:style-name="WWNum7">
        <text:list-item>
          <text:list>
            <text:list-item>
              <text:p text:style-name="P26">1.2 Используемые термины и сокращения</text:p>
            </text:list-item>
          </text:list>
        </text:list-item>
      </text:list>
      <table:table table:name="Table2" table:style-name="Table2">
        <table:table-column table:style-name="Table2.A"/>
        <table:table-column table:style-name="Table2.B"/>
        <text:soft-page-break/>
        <table:table-row table:style-name="Table2.1">
          <table:table-cell table:style-name="Table2.A1" table:number-columns-spanned="2" office:value-type="string">
            <text:list xml:id="list80829113826462" text:continue-numbering="true" text:style-name="WWNum7">
              <text:list-item>
                <text:list>
                  <text:list-item>
                    <text:list>
                      <text:list-item>
                        <text:p text:style-name="P23">1.2.1 Общие понятия</text:p>
                      </text:list-item>
                    </text:list>
                  </text:list-item>
                </text:list>
              </text:list-item>
            </text:list>
          </table:table-cell>
          <table:covered-table-cell/>
        </table:table-row>
        <table:table-row table:style-name="Table2.1">
          <table:table-cell table:style-name="Table2.A2" office:value-type="string">
            <text:p text:style-name="P8"><text:span text:style-name="T2">Идентификатор (ID)</text:span></text:p>
          </table:table-cell>
          <table:table-cell table:style-name="Table2.B2" office:value-type="string">
            <text:p text:style-name="P9"/>
          </table:table-cell>
        </table:table-row>
        <table:table-row table:style-name="Table2.3">
          <table:table-cell table:style-name="Table2.A2" office:value-type="string">
            <text:p text:style-name="P8"><text:span text:style-name="T2">Доставка</text:span></text:p>
          </table:table-cell>
          <table:table-cell table:style-name="Table2.B2" office:value-type="string">
            <text:p text:style-name="P9"/>
          </table:table-cell>
        </table:table-row>
        <table:table-row table:style-name="Table2.4">
          <table:table-cell table:style-name="Table2.A2" office:value-type="string">
            <text:p text:style-name="P8"><text:span text:style-name="T2">Отправка</text:span></text:p>
          </table:table-cell>
          <table:table-cell table:style-name="Table2.B2" office:value-type="string">
            <text:p text:style-name="P9"/>
          </table:table-cell>
        </table:table-row>
        <table:table-row table:style-name="Table2.4">
          <table:table-cell table:style-name="Table2.A2" office:value-type="string">
            <text:p text:style-name="P8"><text:span text:style-name="T2">ТСД</text:span></text:p>
          </table:table-cell>
          <table:table-cell table:style-name="Table2.B2" office:value-type="string">
            <text:p text:style-name="P8"><text:span text:style-name="T1">Товарно-Сопроводительные Документы</text:span></text:p>
          </table:table-cell>
        </table:table-row>
        <table:table-row table:style-name="Table2.4">
          <table:table-cell table:style-name="Table2.A2" office:value-type="string">
            <text:p text:style-name="P8"><text:span text:style-name="T2">Место хранения</text:span></text:p>
          </table:table-cell>
          <table:table-cell table:style-name="Table2.B2" office:value-type="string">
            <text:p text:style-name="P9"/>
          </table:table-cell>
        </table:table-row>
        <table:table-row table:style-name="Table2.4">
          <table:table-cell table:style-name="Table2.B2" table:number-columns-spanned="2" office:value-type="string">
            <text:list xml:id="list80830779981647" text:continue-numbering="true" text:style-name="WWNum7">
              <text:list-item>
                <text:list>
                  <text:list-item>
                    <text:list>
                      <text:list-item>
                        <text:p text:style-name="P23">1.2.2 Участники</text:p>
                      </text:list-item>
                    </text:list>
                  </text:list-item>
                </text:list>
              </text:list-item>
            </text:list>
          </table:table-cell>
          <table:covered-table-cell/>
        </table:table-row>
        <table:table-row table:style-name="Table2.8">
          <table:table-cell table:style-name="Table2.A2" office:value-type="string">
            <text:p text:style-name="P6"><text:span text:style-name="T2">Владелец</text:span></text:p>
          </table:table-cell>
          <table:table-cell table:style-name="Table2.B2" office:value-type="string">
            <text:list xml:id="list80829799126985" text:continue-numbering="true" text:style-name="WWNum7">
              <text:list-item>
                <text:list>
                  <text:list-item>
                    <text:list>
                      <text:list-item>
                        <text:p text:style-name="P23"/>
                      </text:list-item>
                    </text:list>
                  </text:list-item>
                </text:list>
              </text:list-item>
            </text:list>
          </table:table-cell>
        </table:table-row>
        <table:table-row table:style-name="Table2.8">
          <table:table-cell table:style-name="Table2.A2" office:value-type="string">
            <text:p text:style-name="P6"><text:span text:style-name="T2">Участник</text:span></text:p>
          </table:table-cell>
          <table:table-cell table:style-name="Table2.B2" office:value-type="string">
            <text:list xml:id="list80830181798465" text:continue-numbering="true" text:style-name="WWNum7">
              <text:list-item>
                <text:list>
                  <text:list-item>
                    <text:list>
                      <text:list-item>
                        <text:p text:style-name="P23"/>
                      </text:list-item>
                    </text:list>
                  </text:list-item>
                </text:list>
              </text:list-item>
            </text:list>
          </table:table-cell>
        </table:table-row>
        <table:table-row table:style-name="Table2.8">
          <table:table-cell table:style-name="Table2.B2" table:number-columns-spanned="2" office:value-type="string">
            <text:list xml:id="list80830634029623" text:continue-numbering="true" text:style-name="WWNum7">
              <text:list-item>
                <text:list>
                  <text:list-item>
                    <text:list>
                      <text:list-item>
                        <text:p text:style-name="P23">1.2.3 Вещи</text:p>
                      </text:list-item>
                    </text:list>
                  </text:list-item>
                </text:list>
              </text:list-item>
            </text:list>
          </table:table-cell>
          <table:covered-table-cell/>
        </table:table-row>
        <table:table-row table:style-name="Table2.8">
          <table:table-cell table:style-name="Table2.A2" office:value-type="string">
            <text:p text:style-name="P6"><text:span text:style-name="T1">Вещь</text:span></text:p>
          </table:table-cell>
          <table:table-cell table:style-name="Table2.B2" office:value-type="string">
            <text:list xml:id="list80830973813755" text:continue-numbering="true" text:style-name="WWNum7">
              <text:list-item>
                <text:list>
                  <text:list-item>
                    <text:list>
                      <text:list-item>
                        <text:p text:style-name="P23"/>
                      </text:list-item>
                    </text:list>
                  </text:list-item>
                </text:list>
              </text:list-item>
            </text:list>
          </table:table-cell>
        </table:table-row>
        <table:table-row table:style-name="Table2.8">
          <table:table-cell table:style-name="Table2.A2" office:value-type="string">
            <text:p text:style-name="P6"><text:span text:style-name="T1">Группа вещей</text:span></text:p>
          </table:table-cell>
          <table:table-cell table:style-name="Table2.B2" office:value-type="string">
            <text:list xml:id="list80829758375377" text:continue-numbering="true" text:style-name="WWNum7">
              <text:list-item>
                <text:list>
                  <text:list-item>
                    <text:list>
                      <text:list-item>
                        <text:p text:style-name="P23"/>
                      </text:list-item>
                    </text:list>
                  </text:list-item>
                </text:list>
              </text:list-item>
            </text:list>
          </table:table-cell>
        </table:table-row>
        <table:table-row table:style-name="Table2.8">
          <table:table-cell table:style-name="Table2.B2" table:number-columns-spanned="2" office:value-type="string">
            <text:list xml:id="list80830617404746" text:continue-numbering="true" text:style-name="WWNum7">
              <text:list-item>
                <text:list>
                  <text:list-item>
                    <text:list>
                      <text:list-item>
                        <text:p text:style-name="P23">1.2.4 Грузы</text:p>
                      </text:list-item>
                    </text:list>
                  </text:list-item>
                </text:list>
              </text:list-item>
            </text:list>
          </table:table-cell>
          <table:covered-table-cell/>
        </table:table-row>
        <table:table-row table:style-name="Table2.8">
          <table:table-cell table:style-name="Table2.A2" office:value-type="string">
            <text:p text:style-name="P6"><text:span text:style-name="T1">Груз</text:span></text:p>
          </table:table-cell>
          <table:table-cell table:style-name="Table2.B2" office:value-type="string">
            <text:p text:style-name="P6"><text:span text:style-name="T1">Любое количество единиц однотипных вещей в доме, имеющее свой собственный уникальный идентификатор. Грузы бывают двух типов: штучные, коробочные</text:span></text:p>
          </table:table-cell>
        </table:table-row>
        <table:table-row table:style-name="Table2.8">
          <table:table-cell table:style-name="Table2.A2" office:value-type="string">
            <text:p text:style-name="P6"><text:span text:style-name="T1">Штука (Единичная упаковка)</text:span></text:p>
          </table:table-cell>
          <table:table-cell table:style-name="Table2.B2" office:value-type="string">
            <text:p text:style-name="P6"><text:span text:style-name="T1">Минимальное, неделимое количество данной вещи, служащее в качестве счетной единицы. Характеризуется кодом вещи и набором дополнительных атрибутов, определяющих отличие данной единицы вещи от других таких же.</text:span></text:p>
          </table:table-cell>
        </table:table-row>
        <table:table-row table:style-name="Table2.8">
          <table:table-cell table:style-name="Table2.A2" office:value-type="string">
            <text:p text:style-name="P6"><text:span text:style-name="T1">Коробка</text:span></text:p>
          </table:table-cell>
          <table:table-cell table:style-name="Table2.B2" office:value-type="string">
            <text:p text:style-name="P6"><text:span text:style-name="T1">Совокупность единичных упаковок, объединенных (вложенных) в одну транспортную упаковку типа “коробка”</text:span></text:p>
          </table:table-cell>
        </table:table-row>
        <table:table-row table:style-name="Table2.8">
          <table:table-cell table:style-name="Table2.A2" office:value-type="string">
            <text:p text:style-name="P6"><text:span text:style-name="T1">Контейнер</text:span></text:p>
          </table:table-cell>
          <table:table-cell table:style-name="Table2.B2" office:value-type="string">
            <text:p text:style-name="P6"><text:span text:style-name="T1">Совокупность коробок или штук, </text:span>транспортируемый<text:span text:style-name="T1">, делимый.</text:span></text:p>
          </table:table-cell>
        </table:table-row>
        <table:table-row table:style-name="Table2.8">
          <table:table-cell table:style-name="Table2.B2" table:number-columns-spanned="2" office:value-type="string">
            <text:list xml:id="list80830133575519" text:continue-numbering="true" text:style-name="WWNum7">
              <text:list-item>
                <text:list>
                  <text:list-item>
                    <text:list>
                      <text:list-item>
                        <text:p text:style-name="P23">1.2.5 Места хранения</text:p>
                      </text:list-item>
                    </text:list>
                  </text:list-item>
                </text:list>
              </text:list-item>
            </text:list>
          </table:table-cell>
          <table:covered-table-cell/>
        </table:table-row>
        <table:table-row table:style-name="Table2.8">
          <table:table-cell table:style-name="Table2.A2" office:value-type="string">
            <text:p text:style-name="P6"><text:span text:style-name="T1">Ячейка хранения (ЯХ)</text:span></text:p>
          </table:table-cell>
          <table:table-cell table:style-name="Table2.B2" office:value-type="string">
            <text:p text:style-name="P6"><text:span text:style-name="T1">Место в доме, предназначенное для размещения вещей. Имеет собственный идентификатор. Характеризуется набором собственных массогабаритных параметров.</text:span></text:p>
          </table:table-cell>
        </table:table-row>
        <table:table-row table:style-name="Table2.8">
          <table:table-cell table:style-name="Table2.A2" office:value-type="string">
            <text:p text:style-name="P6"><text:span text:style-name="T1">Группа ячеек</text:span></text:p>
          </table:table-cell>
          <table:table-cell table:style-name="Table2.B2" office:value-type="string">
            <text:p text:style-name="P6"><text:span text:style-name="T1">Логическое объединение мест хранения по какому либо признаку. При объединение не учитывается физическое местоположение мест </text:span>хранения<text:span text:style-name="T1"> в доме. Например группа “Шкафы”, они могут быть в разных местах дома, но </text:span>объеденины<text:span text:style-name="T1"> в одну группу.</text:span></text:p>
          </table:table-cell>
        </table:table-row>
        <table:table-row table:style-name="Table2.8">
          <table:table-cell table:style-name="Table2.A2" office:value-type="string">
            <text:p text:style-name="P6"><text:span text:style-name="T1">Зона</text:span></text:p>
          </table:table-cell>
          <table:table-cell table:style-name="Table2.B2" office:value-type="string">
            <text:p text:style-name="P6"><text:span text:style-name="T1">Объединение ячеек хранения по их физическому местоположению на складе (зона заморозки, морозильник например, зона длительного хранения - чердак)</text:span></text:p>
          </table:table-cell>
        </table:table-row>
      </table:table>
      <text:p text:style-name="P1"/>
      <text:list xml:id="list80830578253573" text:continue-numbering="true" text:style-name="WWNum7">
        <text:list-item>
          <text:p text:style-name="P21">2. Характеристики объекта автоматизации</text:p>
          <text:list>
            <text:list-item>
              <text:p text:style-name="P26">2.1 Краткие сведения об объекте автоматизации</text:p>
            </text:list-item>
          </text:list>
        </text:list-item>
      </text:list>
      <text:p text:style-name="P1"/>
      <text:p text:style-name="P5"><text:span text:style-name="T1"><text:tab/>Объектом автоматизации является частный дом состоящий из трех комнат, кухни, мастерской, </text:span>дровяника<text:span text:style-name="T1"> и бани.</text:span></text:p>
      <text:p text:style-name="P1"/>
      <text:list xml:id="list80831023459658" text:continue-numbering="true" text:style-name="WWNum7">
        <text:list-item>
          <text:list>
            <text:list-item>
              <text:p text:style-name="P26">2.2 Зонирование дома</text:p>
            </text:list-item>
          </text:list>
        </text:list-item>
        <text:list-item>
          <text:p text:style-name="P20">3. Справочники</text:p>
          <text:list>
            <text:list-item>
              <text:p text:style-name="P26">3.1 Номенклатура</text:p>
              <text:list>
                <text:list-item>
                  <text:p text:style-name="P24">3.1.1 Понятия “вещь” и “единицы вещи”</text:p>
                </text:list-item>
              </text:list>
            </text:list-item>
          </text:list>
        </text:list-item>
      </text:list>
      <text:p text:style-name="P5"><text:span text:style-name="T1"><text:tab/>Одной вещи в СУ </text:span>соответствует<text:span text:style-name="T1"> один код id_thing в таблице things. Вещь имеет все атрибуты товара такие как UPC, срок годности товара, производитель и т.д. Вещь не хранится в доме без упаковки, в случае если в реальности у вещи нет упаковки, то в рамках СУ упаковка есть и ей является штучная упаковка с габаритами реальной вещи. </text:span>Например, в<text:span text:style-name="T1"> вещах есть вэйп, у него есть штрих код, производитель и др. характеристики товара, но пока он не заведен как груз, с </text:span>соответствующей<text:span text:style-name="T1"> упаковкой его как </text:span>единицы<text:span text:style-name="T1"> вещи в доме не существует. Таким образом можно заводить множество вещей, но не иметь их в наличии, например это вещи которые планируются к приобретению в будущем. Или вещи, которые временно </text:span>отсутствуют<text:span text:style-name="T1">. По этим же причинам вещи не имеют статусов, статусом обладает только груз состоящий из упаковки и вещи.</text:span></text:p>
      <text:list xml:id="list80830754910275" text:continue-numbering="true" text:style-name="WWNum7">
        <text:list-item>
          <text:list>
            <text:list-item>
              <text:list>
                <text:list-item>
                  <text:p text:style-name="P24">3.1.2 Книги</text:p>
                </text:list-item>
              </text:list>
            </text:list-item>
          </text:list>
        </text:list-item>
      </text:list>
      <text:p text:style-name="P5"><text:span text:style-name="T1"><text:tab/>Книги в HMS хранятся в отдельной таблице, так как имеют отличную и более сложную структуру как единица, кроме UPC им необходимо присваивать ICBN, автора, издательство, язык, переводчика, год издания и д.р. Книги </text:span>хранятся<text:span text:style-name="T1"> без упаковок и если запись в таблице книги есть и статус </text:span>соответствует<text:span text:style-name="T1"> ей в наличии то она есть в доме если статус “</text:span>отсутствует<text:span text:style-name="T1">” значит книги в доме нет и т.д.</text:span></text:p>
      <text:list xml:id="list80829969597526" text:continue-numbering="true" text:style-name="WWNum7">
        <text:list-item>
          <text:list>
            <text:list-item>
              <text:list>
                <text:list-item>
                  <text:p text:style-name="P24">3.1.3 Группы вещей</text:p>
                </text:list-item>
              </text:list>
            </text:list-item>
          </text:list>
        </text:list-item>
      </text:list>
      <text:p text:style-name="P5"><text:span text:style-name="T1"><text:tab/>Группы вещей объединяют вещи по определенному признаку. </text:span>Например, группа<text:span text:style-name="T1">, “пища” или “инструменты”. Идентификатор группы хранится в group_id таблицы things. В WMS группы товаров используются для автоматического перемещения по складу и созданию правил перемещения. В HMS назначение групп это удобство поиска вещей.</text:span></text:p>
      <text:p text:style-name="P1"/>
      <text:list xml:id="list80830593006342" text:continue-numbering="true" text:style-name="WWNum7">
        <text:list-item>
          <text:list>
            <text:list-item>
              <text:p text:style-name="P26">3.2 Штрихкодирование вещей и упаковок</text:p>
            </text:list-item>
          </text:list>
        </text:list-item>
      </text:list>
      <text:p text:style-name="P5"><text:span text:style-name="T1">Приоритетным для груза дома является штрихкод штучной упаковки. Так как случай когда штучные однотипные вещи будут упакованы штуками в упаковку типа коробка довольно уникальный, штрихкод на коробку в общем то не нужен и скорее всего использоваться не будет, но реализация такова, что может быть использован, например в случае если в доме появится принтер этикеток, вещи одного типа, например носки, можно упаковать в коробку и присвоить коробке штрихкод, который будет связан с вещью “носок х/б”. Вместо штрихкода может использоваться NFC или RFID метки, в которых так же записан цифровой код в формате UNC или выбранный пользователем.</text:span></text:p>
      <text:p text:style-name="P1"/>
      <text:list xml:id="list80830738009827" text:continue-numbering="true" text:style-name="WWNum7">
        <text:list-item>
          <text:list>
            <text:list-item>
              <text:p text:style-name="P26">3.3 Упаковки</text:p>
            </text:list-item>
          </text:list>
        </text:list-item>
      </text:list>
      <text:p text:style-name="P5"><text:soft-page-break/><text:span text:style-name="T1"><text:tab/>Все вещи в доме имеют упаковку. Даже те вещи которые в сущности без упаковки так же при заведении в СУ получают штучную упаковку равную по габаритам и весу самой вещи. Упаковка получает штрихкод, по которому идентифицируется вещь в доме. Формат и содержимое штрихкода зависит от выбора кодирования. Так как поле хранения штрихкода может использоваться для разных стандартов, выбор остается за пользователем. Это либо уже существующий штриход типа UNC, либо собственный, разработанный под конкретный дом.</text:span></text:p>
      <text:list xml:id="list80830115274519" text:continue-numbering="true" text:style-name="WWNum7">
        <text:list-item>
          <text:list>
            <text:list-item>
              <text:list>
                <text:list-item>
                  <text:p text:style-name="P24">3.4.1 Грузовые единицы</text:p>
                  <text:list>
                    <text:list-item>
                      <text:p text:style-name="P25">3.4.1.1 Грузы</text:p>
                    </text:list-item>
                  </text:list>
                </text:list-item>
              </text:list>
            </text:list-item>
          </text:list>
        </text:list-item>
      </text:list>
      <text:p text:style-name="P5"><text:span text:style-name="T1"><text:tab/>СУ основана на грузовом учете, т.е. в базе данных хранятся сведения о каждой грузовой единице и о текущем её состоянии. Все грузы в СУ имют имена, которые могут наноситься на этикетку в виде штрихкода, или оставаться только в базе данных СУ.</text:span></text:p>
      <text:p text:style-name="P5"><text:span text:style-name="T1"><text:tab/>Вся информация о зарегистрированных в СУ грузах выводится в экране “Грузы”. На этом экране представлены не только текущие грузы дома, но и все, когда-либо на нем находившиеся (потерянные, выброшенные и отданные и т.д.)</text:span></text:p>
      <text:p text:style-name="P5"><text:span text:style-name="T1"><text:tab/>В данном проекте грузовыми единицами, т.е. грузами СУ являются:</text:span></text:p>
      <text:list xml:id="list3215032983" text:style-name="WWNum8">
        <text:list-item>
          <text:p text:style-name="P11"><text:span text:style-name="T1">Коробочный груз – один короб, это может быть картонная коробка, чемодан, ящик для хранения, сумка, мешок и т.д.. Главная особенность коробочного груза, это то что он полностью транспортируемые один или двумя людьми. При необходимости переместить сразу несколько грузов, например на машине, по совокупности коробо</text:span>ч<text:span text:style-name="T1">ых грузов, можно рассчитать объем и вес всех грузов разом и исходя из этого подбирать соответсвующее транспортное средство, микроавтобус, </text:span>легковой<text:span text:style-name="T1"> автомобиль или автомобиль с прицепом.</text:span></text:p>
        </text:list-item>
        <text:list-item>
          <text:p text:style-name="P11"><text:span text:style-name="T1">Штучный груз – одна или несколько штук одного товара, лежащие либо без реальной внешней упаковки либо в упаковке производителя, например как блистер батареек. Это штучный груз, в штучной упаковке, но с количеством 4. При подсчете количества штук (батареек) в доме, учитывается не только количество </text:span>грузов, но<text:span text:style-name="T1"> и количество каждой батарейки в каждом штучном грузе.</text:span></text:p>
        </text:list-item>
        <text:list-item>
          <text:p text:style-name="P11"><text:span text:style-name="T1">Груз контейнер – может содержать несколько коробочных грузов с разными вещами, то есть think_id. Предназначен для хранения и транспортировки.</text:span></text:p>
        </text:list-item>
      </text:list>
      <text:p text:style-name="P5"><text:span text:style-name="T1"><text:tab/>Имена грузов создаются по принципу:</text:span></text:p>
      <text:p text:style-name="P5"><text:span text:style-name="T1"><text:tab/>XZZZZZZ</text:span></text:p>
      <text:p text:style-name="P5"><text:span text:style-name="T1"><text:tab/>где X – буквенный прификс (тип груза), ZZZZZZ – номер.</text:span></text:p>
      <text:p text:style-name="P5"><text:span text:style-name="T1"><text:tab/>Для грузов могут быть использованы следующие префиксы:</text:span></text:p>
      <text:p text:style-name="P5"><text:span text:style-name="T1"><text:tab/>“F” – пищевые продукты</text:span></text:p>
      <text:p text:style-name="P5"><text:span text:style-name="T1"><text:tab/>“G” – гаджеты, </text:span>электроника</text:p>
      <text:p text:style-name="P5"><text:span text:style-name="T1"><text:tab/>“T” – </text:span>инструменты</text:p>
      <text:p text:style-name="P5"><text:span text:style-name="T1"><text:tab/>“M” – строительные материалы</text:span></text:p>
      <text:p text:style-name="P5"><text:span text:style-name="T1"><text:tab/>“C” – одежда и текстиль</text:span></text:p>
      <text:p text:style-name="P5"><text:span text:style-name="T1"><text:tab/>“D” – медикаменты</text:span></text:p>
      <text:p text:style-name="P5"><text:span text:style-name="T1"><text:tab/>“CH” – химия, бытовая, садовая и прочая</text:span></text:p>
      <text:p text:style-name="P5"><text:span text:style-name="T1"><text:tab/>Литера для идентификации берется из таблицы “Категории”, категории кроме </text:span>предустановленных<text:span text:style-name="T1">, могут быть созданы пользователем.</text:span></text:p>
      <text:p text:style-name="P1"><text:soft-page-break/></text:p>
      <text:list xml:id="list80830252719556" text:continue-list="list80830115274519" text:style-name="WWNum7">
        <text:list-item>
          <text:list>
            <text:list-item>
              <text:list>
                <text:list-item>
                  <text:list>
                    <text:list-item>
                      <text:p text:style-name="P25"><text:tab/>3.4.1.2 Маркировка грузов</text:p>
                    </text:list-item>
                  </text:list>
                </text:list-item>
              </text:list>
            </text:list-item>
          </text:list>
        </text:list-item>
      </text:list>
      <text:p text:style-name="P5"><text:span text:style-name="T1"><text:tab/>Для удобства управления вещами и грузами. При заведении груза в СУ можно наклеить на него заранее распечатанную этикетку SSCC кодом и после сканирования заполнить поля как груза, так и упаковки. При этом вещь может </text:span>иметь<text:span text:style-name="T1"> свой UPC код, который свзян с вещью но не с грузом. Заренее заготовленный SSCC код предназначен для точной уникальной, сквозной унифицированной идентификации грузов в доме, в том чисте и книг. В качестве маркеров так же могут выступать NFC или RFID метки, в которых содержится информации в виде SSCC кода или уникального обезличенного идентификатора. </text:span>Считывание<text:span text:style-name="T1"> меток производится с помощью ТСД, чаще всего в его роли выступает смартфон с камеро</text:span>й<text:span text:style-name="T1">или считывателем NFC.</text:span></text:p>
      <text:p text:style-name="P1"/>
      <text:list xml:id="list80830905736927" text:continue-numbering="true" text:style-name="WWNum7">
        <text:list-item>
          <text:list>
            <text:list-item>
              <text:list>
                <text:list-item>
                  <text:list>
                    <text:list-item>
                      <text:p text:style-name="P25"><text:tab/>3.4.1.3 Статусы грузов</text:p>
                    </text:list-item>
                  </text:list>
                </text:list-item>
              </text:list>
            </text:list-item>
          </text:list>
        </text:list-item>
      </text:list>
      <text:p text:style-name="P5"><text:span text:style-name="T1"><text:tab/>В каждый момент груз обладает определенным статусом, от которого зависит возможность операций с грузом.</text:span></text:p>
      <text:p text:style-name="P5"><text:span text:style-name="T1"><text:tab/>A - доступен</text:span></text:p>
      <text:p text:style-name="P5"><text:span text:style-name="T1"><text:tab/>D - удален</text:span></text:p>
      <text:p text:style-name="P5"><text:span text:style-name="T1"><text:tab/>B - одолжен</text:span></text:p>
      <text:p text:style-name="P5"><text:span text:style-name="T1"><text:tab/>R - <text:s/>в ремонте</text:span></text:p>
      <text:p text:style-name="P5"><text:span text:style-name="T1"><text:tab/>T - выброшен </text:span></text:p>
      <text:p text:style-name="P5"><text:span text:style-name="T1"><text:tab/>P – взят в использование на время</text:span></text:p>
      <text:p text:style-name="P1"/>
      <text:list xml:id="list80829703107106" text:continue-numbering="true" text:style-name="WWNum7">
        <text:list-item>
          <text:list>
            <text:list-item>
              <text:p text:style-name="P26">3.5 Качественное состояние вещи в грузе</text:p>
            </text:list-item>
          </text:list>
        </text:list-item>
      </text:list>
      <text:p text:style-name="P5"><text:span text:style-name="T1"><text:tab/>Для учета качественного состояния вещей в грузе будет использоваться понятие СУ “категория”.</text:span></text:p>
      <text:p text:style-name="P5"><text:span text:style-name="T1"><text:tab/>Список категорий вещи представляет собой расширяемый справочник СУ. В данном проекте изначально будут использоваться следующие категории:</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8"><text:span text:style-name="T1">Код</text:span></text:p>
          </table:table-cell>
          <table:table-cell table:style-name="Table3.A1" office:value-type="string">
            <text:p text:style-name="P8"><text:span text:style-name="T1">Описание</text:span></text:p>
          </table:table-cell>
          <table:table-cell table:style-name="Table3.C1" office:value-type="string">
            <text:p text:style-name="P8"><text:span text:style-name="T1">Назначение</text:span></text:p>
          </table:table-cell>
        </table:table-row>
        <table:table-row table:style-name="Table3.1">
          <table:table-cell table:style-name="Table3.A1" office:value-type="string">
            <text:p text:style-name="P8"><text:span text:style-name="T1">Normal</text:span></text:p>
          </table:table-cell>
          <table:table-cell table:style-name="Table3.A1" office:value-type="string">
            <text:p text:style-name="P8"><text:span text:style-name="T1">Годная хорошая вещь</text:span></text:p>
          </table:table-cell>
          <table:table-cell table:style-name="Table3.C1" office:value-type="string">
            <text:p text:style-name="P8"><text:span text:style-name="T1">Не заблокированная по любым причинам вещь, не требующая доп. Стикеровки или переупаковки, с полностью заполненными полями вещи.</text:span></text:p>
          </table:table-cell>
        </table:table-row>
        <table:table-row table:style-name="Table3.1">
          <table:table-cell table:style-name="Table3.A1" office:value-type="string">
            <text:p text:style-name="P8"><text:span text:style-name="T1">Broken</text:span></text:p>
          </table:table-cell>
          <table:table-cell table:style-name="Table3.A1" office:value-type="string">
            <text:p text:style-name="P8"><text:span text:style-name="T1">Вещь сломана</text:span></text:p>
          </table:table-cell>
          <table:table-cell table:style-name="Table3.C1" office:value-type="string">
            <text:p text:style-name="P8"><text:span text:style-name="T1">Неисправная вещь, требующая починки, ей невозможно пользоваться по назначению</text:span></text:p>
          </table:table-cell>
        </table:table-row>
        <table:table-row table:style-name="Table3.1">
          <table:table-cell table:style-name="Table3.A1" office:value-type="string">
            <text:p text:style-name="P8"><text:span text:style-name="T1">Trash</text:span></text:p>
          </table:table-cell>
          <table:table-cell table:style-name="Table3.A1" office:value-type="string">
            <text:p text:style-name="P8"><text:span text:style-name="T1">Вещь </text:span>переназначенная<text:span text:style-name="T1"> на выброс</text:span></text:p>
          </table:table-cell>
          <table:table-cell table:style-name="Table3.C1" office:value-type="string">
            <text:p text:style-name="P8"><text:span text:style-name="T1">Вещи которые нельзя использовать для </text:span>чего-либо<text:span text:style-name="T1">, ждут очереди отправиться на свалку</text:span></text:p>
          </table:table-cell>
        </table:table-row>
        <table:table-row table:style-name="Table3.1">
          <table:table-cell table:style-name="Table3.A1" office:value-type="string">
            <text:p text:style-name="P8"><text:span text:style-name="T1">Recicle</text:span></text:p>
          </table:table-cell>
          <table:table-cell table:style-name="Table3.A1" office:value-type="string">
            <text:p text:style-name="P8"><text:span text:style-name="T1">Вещь для переработки</text:span></text:p>
          </table:table-cell>
          <table:table-cell table:style-name="Table3.C1" office:value-type="string">
            <text:p text:style-name="P8"><text:span text:style-name="T1">Вещь не годная для </text:span>использования, но<text:span text:style-name="T1"> годная для сдачи на переработку, старые книги, вещи, отработанные батареи и прочее.</text:span></text:p>
          </table:table-cell>
        </table:table-row>
        <table:table-row table:style-name="Table3.1">
          <table:table-cell table:style-name="Table3.A1" office:value-type="string">
            <text:p text:style-name="P8"><text:span text:style-name="T1">Gift</text:span></text:p>
          </table:table-cell>
          <table:table-cell table:style-name="Table3.A1" office:value-type="string">
            <text:p text:style-name="P8"><text:span text:style-name="T1">Вещь предназначенная в подарок</text:span></text:p>
          </table:table-cell>
          <table:table-cell table:style-name="Table3.C1" office:value-type="string">
            <text:p text:style-name="P8"><text:span text:style-name="T1">Вещь которую я не собираюсь использовать, но тем не менее она может пригодиться другому человеку</text:span></text:p>
          </table:table-cell>
        </table:table-row>
      </table:table>
      <text:p text:style-name="P1"/>
      <text:p text:style-name="P1"/>
      <text:list xml:id="list80830666617033" text:continue-numbering="true" text:style-name="WWNum7">
        <text:list-item>
          <text:p text:style-name="P20">4. Приемка вещей</text:p>
        </text:list-item>
      </text:list>
      <text:p text:style-name="P5"><text:span text:style-name="T1"><text:tab/>Приемка вещей осуществляется добавление вещи в таблицу вещей и создания для неё груза, со всеми необходимыми параметрами, категорией, местом и прочее. На этом этапе добавляются все </text:span>сопутствующие<text:span text:style-name="T1"> документы, чеки, гарантии, мануалы. Проводится стикеровка, наклейка штрикода или NFC/RFID. </text:span>Выбирается является<text:span text:style-name="T1"> ли эта вещь доступной другим или она предназначена исключительно для личного использования. Так как при приемке создается груз, для него необходимо сгенерировать код в формате EAN-128 в который должны входить дата создания груза, вес и идентификатор владельца.</text:span></text:p>
      <text:p text:style-name="P5"><text:span text:style-name="T1"><text:tab/></text:span></text:p>
      <text:p text:style-name="P5"><text:span text:style-name="T1"><text:tab/>При приемке открывается страница создания вещи и груза. На странице </text:span>присутствуют<text:span text:style-name="T1"> следующие поля:</text:span></text:p>
      <text:p text:style-name="P5"><text:span text:style-name="T2">Для таблицы вещей:</text:span></text:p>
      <text:list xml:id="list2159455530" text:style-name="WWNum1">
        <text:list-item>
          <text:p text:style-name="P12"><text:span text:style-name="T1">Имя вещи написанное кириллицей или латиницей. Например “Насос дренажный”</text:span></text:p>
        </text:list-item>
        <text:list-item>
          <text:p text:style-name="P12"><text:span text:style-name="T1">Описание вещи – Пример: Насос для очистки шамбо, куплен в магазине “Лес и дом” испытан при покупке.</text:span></text:p>
        </text:list-item>
        <text:list-item>
          <text:p text:style-name="P12"><text:span text:style-name="T1">Модель – Пример: Вихрь-1М</text:span></text:p>
        </text:list-item>
        <text:list-item>
          <text:p text:style-name="P12"><text:span text:style-name="T1">Техническая информация в формате MD – Пример: Мощность 50 Вт, Производительность 100 л/ч.</text:span></text:p>
        </text:list-item>
        <text:list-item>
          <text:p text:style-name="P12"><text:span text:style-name="T1">Категория – Выбирается из списка категорий. Если нужной категории нет, есть возможность создать новую. </text:span></text:p>
          <text:list>
            <text:list-item>
              <text:p text:style-name="P17"><text:span text:style-name="T1">Список предустановленных категорий:</text:span></text:p>
            </text:list-item>
            <text:list-item>
              <text:p text:style-name="P17"><text:span text:style-name="T1"><text:tab/>“F” – пищевые продукты</text:span></text:p>
            </text:list-item>
            <text:list-item>
              <text:p text:style-name="P17"><text:span text:style-name="T1"><text:tab/>“G” – гаджеты, электроника</text:span></text:p>
            </text:list-item>
            <text:list-item>
              <text:p text:style-name="P17"><text:span text:style-name="T1"><text:tab/>“T” – </text:span>инструменты</text:p>
            </text:list-item>
            <text:list-item>
              <text:p text:style-name="P17"><text:span text:style-name="T1"><text:tab/>“M” – строительные материалы</text:span></text:p>
            </text:list-item>
            <text:list-item>
              <text:p text:style-name="P17"><text:span text:style-name="T1"><text:tab/>“C” – одежда и текстиль</text:span></text:p>
            </text:list-item>
            <text:list-item>
              <text:p text:style-name="P17"><text:span text:style-name="T1"><text:tab/>“D” – медикаменты</text:span></text:p>
            </text:list-item>
            <text:list-item>
              <text:p text:style-name="P17"><text:span text:style-name="T1"><text:tab/>“CH” – химия, бытовая, садовая и прочая</text:span></text:p>
            </text:list-item>
          </text:list>
        </text:list-item>
        <text:list-item>
          <text:p text:style-name="P12"><text:soft-page-break/><text:span text:style-name="T1">Группа – отношение вещи к </text:span>какой-либо<text:span text:style-name="T1"> группе может быть произвольным, от категории они отличаются тем, что могут объединять совершенно разные вещи из разных категорий. Например в группе “Туризм”, могут быть </text:span>как медикамены, техника, так и<text:span text:style-name="T1"> еда и другие вещи.</text:span></text:p>
        </text:list-item>
        <text:list-item>
          <text:p text:style-name="P12"><text:span text:style-name="T1">Местоположения – Место в доме где </text:span>будет находиться<text:span text:style-name="T1"> вещь. Предлагается выбрать из всех доступных мест, или указать код конкретного места. Окно выбора открывает иерархический список мест. Можно отсканировать штрихкод (NFC) ячейки и поле будет заполнено автоматически.</text:span></text:p>
        </text:list-item>
        <text:list-item>
          <text:p text:style-name="P12"><text:span text:style-name="T1">UPC – если вещь имеет штрихкод, то с помощью смартфона он заносится в это поле.</text:span></text:p>
        </text:list-item>
        <text:list-item>
          <text:p text:style-name="P12"><text:span text:style-name="T1">Производитель – компания </text:span>произведшая<text:span text:style-name="T1"> вещь</text:span></text:p>
        </text:list-item>
        <text:list-item>
          <text:p text:style-name="P12"><text:span text:style-name="T1">Поставщик – Магазин где куплен товар.</text:span></text:p>
        </text:list-item>
        <text:list-item>
          <text:p text:style-name="P12"><text:span text:style-name="T1">Срок годности – количество дней жизни товара. Так же можно указать в годах.</text:span></text:p>
        </text:list-item>
        <text:list-item>
          <text:p text:style-name="P12"><text:span text:style-name="T1">Комментарий – Возможно оставить комментарий к вещи. </text:span>Например, сторговался<text:span text:style-name="T1"> на 200 рублей при покупке. Черного цвета не было, взял белый.</text:span></text:p>
        </text:list-item>
      </text:list>
      <text:p text:style-name="P5"><text:span text:style-name="T2">Для таблицы грузов:</text:span></text:p>
      <text:list xml:id="list3749820065" text:style-name="WWNum2">
        <text:list-item>
          <text:p text:style-name="P13"><text:span text:style-name="T1">Имя груза -- генерируется автоматически исходя из выбранной категории груза, согласно логике создания имени груза. (3.4.1.1 Грузы. Стр. 6)</text:span></text:p>
        </text:list-item>
        <text:list-item>
          <text:p text:style-name="P13"><text:span text:style-name="T1">Место приемки – </text:span>необходимо<text:span text:style-name="T1"> выбрать или указать место куда будет принят груз. Это может быть конечная точка, тогда работа на перемещение создана не будет, либо это будет док. Из которого согласно правилам, будет создана работа, либо работу можно создать вручную.</text:span></text:p>
        </text:list-item>
        <text:list-item>
          <text:p text:style-name="P13"><text:span text:style-name="T1">Статус груза – согласно статусам грузов (3.4.1.3 Статусы грузов. Стр. 7) по умолчанию – Доступен.</text:span></text:p>
        </text:list-item>
        <text:list-item>
          <text:p text:style-name="P13"><text:span text:style-name="T1">Цена – указывается общая цена вещи, если это блистер батареек, то указывается цена за весь блистер, а на основании упаковки будет считаться цена за каждую единицу.</text:span></text:p>
        </text:list-item>
        <text:list-item>
          <text:p text:style-name="P13"><text:span text:style-name="T1">Валюта – по умолчанию заполнено валютой из профиля пользователя</text:span></text:p>
        </text:list-item>
        <text:list-item>
          <text:p text:style-name="P13"><text:span text:style-name="T1">Дата производства – указано на упаковке, если нет, просим указать дату покупки, по умолчанию стоит сегодняшняя дата.</text:span></text:p>
        </text:list-item>
      </text:list>
      <text:p text:style-name="P5"><text:span text:style-name="T2">Для таблицы упаковка:</text:span></text:p>
      <text:list xml:id="list1335456998" text:style-name="WWNum3">
        <text:list-item>
          <text:p text:style-name="P14"><text:span text:style-name="T1">Упаковка – если в системе есть подходящая штучная упаковка, например раньше в доме уже была точно такая же вещь, например ручка Pilot Super Grip, то упаковка уже существует и её можно выбрать из существующих. Если нет далее идет создание упаковки.</text:span></text:p>
        </text:list-item>
        <text:list-item>
          <text:p text:style-name="P14"><text:span text:style-name="T1">Тип упаковки – по умолчанию штучная, так же тип невозможно изменить если раньше такой вещи в доме не было, сначала нужно создать штучную упаковку.</text:span></text:p>
        </text:list-item>
        <text:list-item>
          <text:p text:style-name="P14"><text:span text:style-name="T1">Описание. В случае если упаковка всё же является реальной, например коробочной. То в описании можно указать где покупалась данная коробка и сколько стоит и другие технические детали.</text:span></text:p>
        </text:list-item>
        <text:list-item>
          <text:p text:style-name="P14"><text:span text:style-name="T1">Ширина – упаковки или груза если упаковка штучная</text:span></text:p>
        </text:list-item>
        <text:list-item>
          <text:p text:style-name="P14"><text:span text:style-name="T1">Длинна – упаковки или груза если упаковка штучная</text:span></text:p>
        </text:list-item>
        <text:list-item>
          <text:p text:style-name="P14"><text:span text:style-name="T1">Высота – </text:span>упаковки<text:span text:style-name="T1"> или груза если упаковка штучная</text:span></text:p>
        </text:list-item>
        <text:list-item>
          <text:p text:style-name="P14"><text:soft-page-break/><text:span text:style-name="T1">Вес – груза вместе с упаковкой</text:span></text:p>
        </text:list-item>
        <text:list-item>
          <text:p text:style-name="P14"><text:span text:style-name="T1">Вес нетто – заполняется автоматически исходя из веса груза и количества в упаковке, если упаковка коробочная.</text:span></text:p>
        </text:list-item>
        <text:list-item>
          <text:p text:style-name="P14"><text:span text:style-name="T1">Количество – по умолчанию 1</text:span></text:p>
        </text:list-item>
        <text:list-item>
          <text:p text:style-name="P14"><text:span text:style-name="T1">При приемке создать коробочный груз возможности нет, коробочный груз </text:span>формируется<text:span text:style-name="T1"> из штучных веще в процессе работы с системой.</text:span></text:p>
        </text:list-item>
      </text:list>
      <text:p text:style-name="P1"/>
      <text:list xml:id="list80830190534882" text:continue-list="list80830666617033" text:style-name="WWNum7">
        <text:list-item>
          <text:p text:style-name="P20">5. Размещение</text:p>
        </text:list-item>
      </text:list>
      <text:p text:style-name="P5"><text:span text:style-name="T1"><text:tab/>СУ </text:span>ищет место размещения для каждого принятого груза, и создает задание<text:span text:style-name="T1"> (работу) на его перемещение.</text:span></text:p>
      <text:p text:style-name="P5"><text:span text:style-name="T1"><text:tab/>Работа на размещение создается в </text:span>момент<text:span text:style-name="T1"> приемки новой вещи (груза), либо автоматически, согласно правилам. Либо вручную. Если груз принят сразу в конечную ячейку хранения, работа создана не будет.</text:span></text:p>
      <text:p text:style-name="P1"/>
      <text:list xml:id="list80829974668994" text:continue-numbering="true" text:style-name="WWNum7">
        <text:list-item>
          <text:list>
            <text:list-item>
              <text:p text:style-name="P26">5.2 Принципы поиска места для груза</text:p>
            </text:list-item>
          </text:list>
        </text:list-item>
      </text:list>
      <text:p text:style-name="P5"><text:span text:style-name="T1"><text:tab/>Поиск места для размещения груза управляется правилами и стратегиями размещения, в которых указывается категория вещи и другие характеристики груза и вещи. <text:tab/>Правила настраиваются в процессе внедрения СУ и в последствии могут быть изменены.</text:span></text:p>
      <text:p text:style-name="P5"><text:span text:style-name="T1"><text:tab/>Определенные </text:span>характеристики<text:span text:style-name="T1"> вещи определяют правила, по которым </text:span>будет производиться<text:span text:style-name="T1"> размещение. В данном проекте к таким характеристикам относятся:</text:span></text:p>
      <text:list xml:id="list365334079" text:style-name="WWNum4">
        <text:list-item>
          <text:p text:style-name="P19"><text:span text:style-name="T1">Категория вещи</text:span></text:p>
        </text:list-item>
        <text:list-item>
          <text:p text:style-name="P19"><text:span text:style-name="T1">Маркер вещи</text:span></text:p>
        </text:list-item>
        <text:list-item>
          <text:p text:style-name="P19"><text:span text:style-name="T1">Маркер груза</text:span></text:p>
        </text:list-item>
      </text:list>
      <text:p text:style-name="P5"><text:span text:style-name="T1">По правилу размещения СУ выбирает зону, подзону или группу ячеек, в которую нужно направить груз.</text:span></text:p>
      <text:p text:style-name="P1"/>
      <text:p text:style-name="P5"><text:span text:style-name="T1"><text:tab/>Правила размещения первоначально будут настроены следующим образом:</text:span></text:p>
      <text:list xml:id="list1720891964" text:style-name="WWNum5">
        <text:list-item>
          <text:p text:style-name="P15"><text:span text:style-name="T1">Ячейки закрепляются за наименованием товара.</text:span></text:p>
        </text:list-item>
        <text:list-item>
          <text:p text:style-name="P15"><text:span text:style-name="T1">В ячейке </text:span>могут находиться<text:span text:style-name="T1"> вещи разных </text:span>наименований, но<text:span text:style-name="T1"> относящихся к одной категории вещей.</text:span></text:p>
        </text:list-item>
      </text:list>
      <text:p text:style-name="P1"/>
      <text:list xml:id="list80830732772002" text:continue-list="list80829974668994" text:style-name="WWNum7">
        <text:list-item>
          <text:list>
            <text:list-item>
              <text:p text:style-name="P26"><text:soft-page-break/>5.3 Порядок выполнения работы по перемещению</text:p>
              <text:list>
                <text:list-item>
                  <text:p text:style-name="P24"><text:tab/>5.3.1 Перемещение вещи по заданию СУ</text:p>
                </text:list-item>
              </text:list>
            </text:list-item>
          </text:list>
        </text:list-item>
      </text:list>
      <text:p text:style-name="P5"><text:span text:style-name="T1"><text:tab/>Перемещение грузов осуществляется владельцем на основании работ, созданных СУ. Для получения работы владелец после создания вещи в СУ выбирает </text:span>пункт<text:span text:style-name="T1"> “Разместить вещь”, при этом СУ выдает владельцу работу на размещение созданной вещи. После завершения размещения вещи, выдается работа на размещение следующей вещи, если таковая имеется.</text:span></text:p>
      <text:p text:style-name="P5"><text:span text:style-name="T1"><text:tab/>На экране работы по размещению, после нажатия “Разместить вещь”, указывается имя вещи и имя груза, то есть вещь в штучной или коробочной упаковке, созданных на этапе заведения вещи в систему. Для перемещения предлагается ячейка найденная согласно правилам размещения, в зависимости от категории вещи. Если ячейка по </text:span>какой-либо<text:span text:style-name="T1"> причине не подходит. С помощью кнопки “Выбрать другую” предлагается ввести имя подходящей ячейки или выбрать её из выпадающего списка. Имена ячеек заданы на этапе внедрения СУ и начинаются с литеры зоны. В текущем проекте существуют следующие зоны для склада “Дом”</text:span></text:p>
      <text:list xml:id="list1140235701" text:style-name="WWNum6">
        <text:list-item>
          <text:p text:style-name="P16"><text:span text:style-name="T1">Холодный коридор (прихожая) - литера CC</text:span></text:p>
          <text:list>
            <text:list-item>
              <text:p text:style-name="P18"><text:span text:style-name="T1">Кладовка – литера CL</text:span></text:p>
            </text:list-item>
          </text:list>
        </text:list-item>
        <text:list-item>
          <text:p text:style-name="P16"><text:span text:style-name="T1">Веранда – литера V</text:span></text:p>
        </text:list-item>
        <text:list-item>
          <text:p text:style-name="P16"><text:span text:style-name="T1">Теплый коридор (прихожая – 2) – литера CW</text:span></text:p>
        </text:list-item>
        <text:list-item>
          <text:p text:style-name="P16"><text:span text:style-name="T1">Главная комната (основная жилая комната) – литера MR</text:span></text:p>
        </text:list-item>
        <text:list-item>
          <text:p text:style-name="P16"><text:span text:style-name="T1">Кухня – литера CH</text:span></text:p>
        </text:list-item>
        <text:list-item>
          <text:p text:style-name="P16"><text:span text:style-name="T1">Зал – литера ZL</text:span></text:p>
        </text:list-item>
        <text:list-item>
          <text:p text:style-name="P16"><text:span text:style-name="T1">Малая комната (малая спальня) – <text:s/>литера SR</text:span></text:p>
        </text:list-item>
        <text:list-item>
          <text:p text:style-name="P16"><text:span text:style-name="T1">Туалет – литера WC</text:span></text:p>
        </text:list-item>
        <text:list-item>
          <text:p text:style-name="P16"><text:span text:style-name="T1">Чердак – литера RR</text:span></text:p>
        </text:list-item>
      </text:list>
      <text:p text:style-name="P5"><text:span text:style-name="T1"><text:tab/>Зоны содержат вложенные зоны или подзоны, которые вносятся на этапе внедрения СУ.</text:span></text:p>
      <text:p text:style-name="P1"/>
      <text:list xml:id="list80831137882448" text:continue-list="list80830732772002" text:style-name="WWNum7">
        <text:list-item>
          <text:p text:style-name="P20">6. Взять или отдать вещь в пользование</text:p>
          <text:list>
            <text:list-item>
              <text:p text:style-name="P26"><text:tab/>6.1 Отдать свою вещь в пользование.</text:p>
            </text:list-item>
          </text:list>
        </text:list-item>
      </text:list>
      <text:p text:style-name="P5"><text:span text:style-name="T1"><text:tab/>В СУ предусмотрена возможность временно передать вещь другому человеку, при этом изначально данных этого пользователя может не быть в системе. Для удобства существует возможность предварительно создать контакты знакомых импортировав vCard список контактов владельца.</text:span></text:p>
      <text:p text:style-name="P5"><text:span text:style-name="T1"><text:tab/>Выбрав в меню груза кнопку “Передать в пользование”, необходимо указать контакт человека, кому передается вещь, дату до которой вещь планируется вернуть и </text:span>комментарий<text:span text:style-name="T1">. <text:s/>Груз переходит в статус “B” и будет недоступен в СУ для каких либо манипуляций, кроме <text:s/>комментирования. После возврата вещи, статус меняется на “Доступен” (“А”) и далее вещь можно использовать. Запись о возврате заносится в лог активности. При передаче вещи, указывается предполагаемая дата возврата. В таблице events создается запись, в которой указывается дата начала события. После возврата вещи, ставится дата </text:span>окончания<text:span text:style-name="T1"> события, событие помечается как завершенное.</text:span></text:p>
      <text:list xml:id="list80830027439744" text:continue-numbering="true" text:style-name="WWNum7">
        <text:list-item>
          <text:list>
            <text:list-item>
              <text:list>
                <text:list-item>
                  <text:p text:style-name="P24"><text:tab/>6.1.1 Продление срока одалживания.</text:p>
                </text:list-item>
              </text:list>
            </text:list-item>
          </text:list>
        </text:list-item>
      </text:list>
      <text:p text:style-name="P5"><text:soft-page-break/><text:span text:style-name="T1"><text:tab/>Если требуется изменить дату возврата. В меню груза нужно выбрать дату возврата и откорректировать её. При этом в таблице events добавиться запись о продлении срока одалживания. Дата возврата корректируется в действующем событии. </text:span>Меняются<text:span text:style-name="T1"> записи в расписании запуска задач, для коррекции отправки уведомлени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indent="0in" style:auto-text-indent="false" fo:keep-with-next="always"/>
      <style:text-properties style:font-name="Liberation Sans1" fo:font-family="'Liberation Sans'" style:font-family-generic="roman" style:font-pitch="variable" fo:font-size="13.5pt" fo:font-style="italic" fo:font-weight="bold" style:font-name-asian="Liberation Sans2" style:font-family-asian="'Liberation Sans'" style:font-family-generic-asian="system" style:font-pitch-asian="variable" style:font-size-asian="13.5pt" style:font-style-asian="italic" style:font-weight-asian="bold" style:font-name-complex="Liberation Sans2"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4846in"/>
        </style:list-level-properties>
      </text:list-level-style-bullet>
      <text:list-level-style-bullet text:level="2" style:num-suffix="◦" text:bullet-char="◦">
        <style:list-level-properties text:list-level-position-and-space-mode="label-alignment">
          <style:list-level-label-alignment text:label-followed-by="listtab" fo:text-indent="-0.25in" fo:margin-left="1.734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84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346in"/>
        </style:list-level-properties>
      </text:list-level-style-bullet>
      <text:list-level-style-bullet text:level="5" style:num-suffix="◦" text:bullet-char="◦">
        <style:list-level-properties text:list-level-position-and-space-mode="label-alignment">
          <style:list-level-label-alignment text:label-followed-by="listtab" fo:text-indent="-0.25in" fo:margin-left="2.4846in"/>
        </style:list-level-properties>
      </text:list-level-style-bullet>
      <text:list-level-style-bullet text:level="6" style:num-suffix="▪" text:bullet-char="▪">
        <style:list-level-properties text:list-level-position-and-space-mode="label-alignment">
          <style:list-level-label-alignment text:label-followed-by="listtab" fo:text-indent="-0.25in" fo:margin-left="2.7346in"/>
        </style:list-level-properties>
      </text:list-level-style-bullet>
      <text:list-level-style-bullet text:level="7" style:num-suffix="" text:bullet-char="">
        <style:list-level-properties text:list-level-position-and-space-mode="label-alignment">
          <style:list-level-label-alignment text:label-followed-by="listtab" fo:text-indent="-0.25in" fo:margin-left="2.9846in"/>
        </style:list-level-properties>
      </text:list-level-style-bullet>
      <text:list-level-style-bullet text:level="8" style:num-suffix="◦" text:bullet-char="◦">
        <style:list-level-properties text:list-level-position-and-space-mode="label-alignment">
          <style:list-level-label-alignment text:label-followed-by="listtab" fo:text-indent="-0.25in" fo:margin-left="3.2346in"/>
        </style:list-level-properties>
      </text:list-level-style-bullet>
      <text:list-level-style-bullet text:level="9" style:num-suffix="▪" text:bullet-char="▪">
        <style:list-level-properties text:list-level-position-and-space-mode="label-alignment">
          <style:list-level-label-alignment text:label-followed-by="listtab" fo:text-indent="-0.25in" fo:margin-left="3.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style>
    <style:page-layout style:name="Mpm1">
      <style:page-layout-properties fo:page-width="8.2681in" fo:page-height="11.6929in" style:num-format="1" style:print-orientation="portrait" fo:margin-top="0.8075in" fo:margin-bottom="0.8075in" fo:margin-left="0.8075in" fo:margin-right="0.8075in" style:writing-mode="lr-tb" style:layout-grid-color="#c0c0c0" style:layout-grid-lines="246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1" meta:paragraph-count="196" meta:word-count="2382" meta:character-count="16485" meta:non-whitespace-character-count="14190"/>
    <meta:generator>LibreOfficeDev/6.0.5.2$Linux_X86_64 LibreOffice_project/</meta:generator>
  </office:meta>
</office:document-meta>
</file>